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mpto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23">
            <text:p>2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030">
            <text:p>1030</text:p>
          </table:table-cell>
          <table:table-cell table:style-name="ce23" office:value-type="float" office:value="134">
            <text:p>13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48">
            <text:p>4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67">
            <text:p>767</text:p>
          </table:table-cell>
          <table:table-cell table:style-name="ce23" office:value-type="float" office:value="159">
            <text:p>15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22">
            <text:p>2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757">
            <text:p>757</text:p>
          </table:table-cell>
          <table:table-cell table:style-name="ce23" office:value-type="float" office:value="54">
            <text:p>5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23">
            <text:p>2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349">
            <text:p>3349</text:p>
          </table:table-cell>
          <table:table-cell table:style-name="ce23" office:value-type="float" office:value="512">
            <text:p>5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74">
            <text:p>17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709">
            <text:p>70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817">
            <text:p>817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84">
            <text:p>18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64">
            <text:p>36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34">
            <text:p>234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830">
            <text:p>2830</text:p>
          </table:table-cell>
          <table:table-cell table:style-name="ce23" office:value-type="float" office:value="70">
            <text:p>7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4805">
            <text:p>4805</text:p>
          </table:table-cell>
          <table:table-cell table:style-name="ce23" office:value-type="float" office:value="645">
            <text:p>64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8154">
            <text:p>8154</text:p>
          </table:table-cell>
          <table:table-cell table:style-name="ce23" office:value-type="float" office:value="1157">
            <text:p>1157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